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1.05cm" fo:min-width="2.6cm"/>
    </style:style>
    <style:style style:name="gr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42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04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39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453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431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85cm"/>
    </style:style>
    <style:style style:name="gr10" style:family="graphic" style:parent-style-name="standard">
      <style:graphic-properties draw:stroke="none" svg:stroke-color="#000000" draw:fill="none" draw:fill-color="#ffffff" fo:min-height="0.367cm"/>
    </style:style>
    <style:style style:name="gr11" style:family="graphic" style:parent-style-name="standard">
      <style:graphic-properties draw:textarea-horizontal-align="justify" draw:textarea-vertical-align="middle" draw:auto-grow-height="false" fo:min-height="0.80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569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5.3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FreeMono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text-properties style:font-name="FreeMono" fo:font-size="8pt" style:font-size-asian="8pt" style:font-size-complex="8pt"/>
    </style:style>
    <style:style style:name="T1" style:family="text">
      <style:text-properties fo:font-size="14pt"/>
    </style:style>
    <style:style style:name="T2" style:family="text">
      <style:text-properties style:font-name="FreeMono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Free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1.3cm" svg:x="1.6cm" svg:y="2.1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1.3cm" svg:x="9.4cm" svg:y="2.1cm">
          <text:p text:style-name="P1"><text:span text:style-name="T1">Dienst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1.3cm" svg:x="5.5cm" svg:y="2.1cm">
          <text:p text:style-name="P1"><text:span text:style-name="T1">Aggreg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cm" svg:y1="3.4cm" svg:x2="7cm" svg:y2="9.6cm">
          <text:p/>
        </draw:line>
        <draw:line draw:style-name="gr2" draw:text-style-name="P3" draw:layer="layout" svg:x1="3.1cm" svg:y1="3.4cm" svg:x2="3.1cm" svg:y2="9.6cm">
          <text:p/>
        </draw:line>
        <draw:line draw:style-name="gr2" draw:text-style-name="P3" draw:layer="layout" svg:x1="11cm" svg:y1="3.4cm" svg:x2="11cm" svg:y2="9.6cm">
          <text:p/>
        </draw:line>
        <draw:custom-shape draw:style-name="gr3" draw:text-style-name="P1" draw:layer="layout" svg:width="0.2cm" svg:height="2.992cm" svg:x="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2.293cm" svg:x="6.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cm" svg:height="0.689cm" svg:x="10.9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1.3cm" svg:x="13.4cm" svg:y="2.1cm">
          <text:p text:style-name="P1"><text:span text:style-name="T1">Dienst B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3.4cm" svg:x2="15cm" svg:y2="9.6cm">
          <text:p/>
        </draw:line>
        <draw:custom-shape draw:style-name="gr6" draw:text-style-name="P1" draw:layer="layout" svg:width="0.2cm" svg:height="0.703cm" svg:x="14.9cm" svg:y="4.9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681cm" svg:x="3cm" svg:y="7.345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902cm" svg:y1="6.106cm" svg:x2="3.179cm" svg:y2="6.106cm">
          <text:p/>
        </draw:line>
        <draw:line draw:style-name="gr8" draw:text-style-name="P3" draw:layer="layout" svg:x1="7.081cm" svg:y1="4.185cm" svg:x2="10.862cm" svg:y2="4.175cm">
          <text:p/>
        </draw:line>
        <draw:line draw:style-name="gr8" draw:text-style-name="P3" draw:layer="layout" svg:x1="7.099cm" svg:y1="5.116cm" svg:x2="14.817cm" svg:y2="5.105cm">
          <text:p/>
        </draw:line>
        <draw:line draw:style-name="gr8" draw:text-style-name="P3" draw:layer="layout" svg:x1="3.179cm" svg:y1="5.709cm" svg:x2="6.902cm" svg:y2="5.704cm">
          <text:p/>
        </draw:line>
        <draw:line draw:style-name="gr8" draw:text-style-name="P3" draw:layer="layout" svg:x1="14.917cm" svg:y1="5.595cm" svg:x2="7.114cm" svg:y2="5.609cm">
          <text:p/>
        </draw:line>
        <draw:line draw:style-name="gr8" draw:text-style-name="P3" draw:layer="layout" svg:x1="10.903cm" svg:y1="4.577cm" svg:x2="7.114cm" svg:y2="4.571cm">
          <text:p/>
        </draw:line>
        <draw:custom-shape draw:style-name="gr5" draw:text-style-name="P1" draw:layer="layout" svg:width="0.2cm" svg:height="0.689cm" svg:x="10.9cm" svg:y="7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681cm" svg:x="3cm" svg:y="8.2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cm" svg:height="0.689cm" svg:x="14.9cm" svg:y="8.3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248cm" svg:y1="8.408cm" svg:x2="14.817cm" svg:y2="8.405cm">
          <text:p/>
        </draw:line>
        <draw:line draw:style-name="gr8" draw:text-style-name="P3" draw:layer="layout" svg:x1="14.917cm" svg:y1="8.895cm" svg:x2="3.234cm" svg:y2="8.908cm">
          <text:p/>
        </draw:line>
        <draw:line draw:style-name="gr8" draw:text-style-name="P3" draw:layer="layout" svg:x1="3.199cm" svg:y1="7.416cm" svg:x2="10.917cm" svg:y2="7.405cm">
          <text:p/>
        </draw:line>
        <draw:line draw:style-name="gr8" draw:text-style-name="P3" draw:layer="layout" svg:x1="10.951cm" svg:y1="7.893cm" svg:x2="3.214cm" svg:y2="7.909cm">
          <text:p/>
        </draw:line>
        <draw:frame draw:style-name="gr9" draw:text-style-name="P4" draw:layer="layout" svg:width="3.601cm" svg:height="0.535cm" svg:x="7.187cm" svg:y="3.63cm">
          <draw:text-box>
            <text:p><text:span text:style-name="T2">getState(svc,addr)</text:span></text:p>
          </draw:text-box>
        </draw:frame>
        <draw:frame draw:style-name="gr10" draw:text-style-name="P5" draw:layer="layout" svg:width="2.425cm" svg:height="0.617cm" svg:x="5.925cm" svg:y="7.424cm">
          <draw:text-box>
            <text:p><text:span text:style-name="T3">retState()</text:span></text:p>
          </draw:text-box>
        </draw:frame>
        <draw:frame draw:style-name="gr9" draw:text-style-name="P4" draw:layer="layout" svg:width="3.601cm" svg:height="0.535cm" svg:x="3.205cm" svg:y="5.043cm">
          <draw:text-box>
            <text:p><text:span text:style-name="T2">getState(svc,addr)</text:span></text:p>
          </draw:text-box>
        </draw:frame>
        <draw:frame draw:style-name="gr9" draw:text-style-name="P4" draw:layer="layout" svg:width="3.601cm" svg:height="0.535cm" svg:x="6.437cm" svg:y="7.922cm">
          <draw:text-box>
            <text:p><text:span text:style-name="T2">getState(svc,addr)</text:span></text:p>
          </draw:text-box>
        </draw:frame>
        <draw:frame draw:style-name="gr9" draw:text-style-name="P4" draw:layer="layout" svg:width="3.601cm" svg:height="0.535cm" svg:x="5.174cm" svg:y="6.908cm">
          <draw:text-box>
            <text:p><text:span text:style-name="T2">getState(svc,addr)</text:span></text:p>
          </draw:text-box>
        </draw:frame>
        <draw:frame draw:style-name="gr9" draw:text-style-name="P4" draw:layer="layout" svg:width="3.601cm" svg:height="0.535cm" svg:x="9.511cm" svg:y="4.66cm">
          <draw:text-box>
            <text:p><text:span text:style-name="T2">getState(svc,addr)</text:span></text:p>
          </draw:text-box>
        </draw:frame>
        <draw:frame draw:style-name="gr10" draw:text-style-name="P4" draw:layer="layout" svg:width="2.425cm" svg:height="0.617cm" svg:x="10.027cm" svg:y="5.132cm">
          <draw:text-box>
            <text:p><text:span text:style-name="T2">retState()</text:span></text:p>
          </draw:text-box>
        </draw:frame>
        <draw:frame draw:style-name="gr10" draw:text-style-name="P4" draw:layer="layout" svg:width="2.425cm" svg:height="0.617cm" svg:x="5.926cm" svg:y="7.425cm">
          <draw:text-box>
            <text:p><text:span text:style-name="T2">retState()</text:span></text:p>
          </draw:text-box>
        </draw:frame>
        <draw:frame draw:style-name="gr10" draw:text-style-name="P4" draw:layer="layout" svg:width="2.425cm" svg:height="0.617cm" svg:x="7.998cm" svg:y="4.162cm">
          <draw:text-box>
            <text:p><text:span text:style-name="T2">retState()</text:span></text:p>
          </draw:text-box>
        </draw:frame>
        <draw:frame draw:style-name="gr10" draw:text-style-name="P4" draw:layer="layout" svg:width="2.425cm" svg:height="0.617cm" svg:x="4.06cm" svg:y="5.677cm">
          <draw:text-box>
            <text:p><text:span text:style-name="T2">retState()</text:span></text:p>
          </draw:text-box>
        </draw:frame>
        <draw:frame draw:style-name="gr10" draw:text-style-name="P5" draw:layer="layout" svg:width="2.425cm" svg:height="0.617cm" svg:x="6.983cm" svg:y="8.453cm">
          <draw:text-box>
            <text:p><text:span text:style-name="T3">retState()</text:span></text:p>
          </draw:text-box>
        </draw:frame>
        <draw:frame draw:style-name="gr10" draw:text-style-name="P4" draw:layer="layout" svg:width="2.425cm" svg:height="0.617cm" svg:x="6.984cm" svg:y="8.454cm">
          <draw:text-box>
            <text:p><text:span text:style-name="T2">retState()</text:span></text:p>
          </draw:text-box>
        </draw:frame>
        <draw:custom-shape draw:style-name="gr1" draw:text-style-name="P2" draw:layer="layout" svg:width="3.1cm" svg:height="1.3cm" svg:x="1.782cm" svg:y="11.493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1.3cm" svg:x="9.582cm" svg:y="11.493cm">
          <text:p text:style-name="P1"><text:span text:style-name="T1">Dienst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cm" svg:height="1.3cm" svg:x="5.682cm" svg:y="11.493cm">
          <text:p text:style-name="P1"><text:span text:style-name="T1">Aggreg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182cm" svg:y1="12.793cm" svg:x2="7.182cm" svg:y2="18.993cm">
          <text:p/>
        </draw:line>
        <draw:line draw:style-name="gr2" draw:text-style-name="P3" draw:layer="layout" svg:x1="3.282cm" svg:y1="12.793cm" svg:x2="3.282cm" svg:y2="18.993cm">
          <text:p/>
        </draw:line>
        <draw:line draw:style-name="gr2" draw:text-style-name="P3" draw:layer="layout" svg:x1="11.182cm" svg:y1="12.793cm" svg:x2="11.182cm" svg:y2="18.993cm">
          <text:p/>
        </draw:line>
        <draw:custom-shape draw:style-name="gr11" draw:text-style-name="P1" draw:layer="layout" svg:width="0.2cm" svg:height="1.056cm" svg:x="3.182cm" svg:y="15.3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cm" svg:height="1.819cm" svg:x="7.082cm" svg:y="13.8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cm" svg:height="0.689cm" svg:x="11.082cm" svg:y="13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1cm" svg:height="1.3cm" svg:x="13.582cm" svg:y="11.493cm">
          <text:p text:style-name="P1"><text:span text:style-name="T1">Dienst B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182cm" svg:y1="12.793cm" svg:x2="15.182cm" svg:y2="18.993cm">
          <text:p/>
        </draw:line>
        <draw:custom-shape draw:style-name="gr13" draw:text-style-name="P1" draw:layer="layout" svg:width="0.2cm" svg:height="5.573cm" svg:x="15.082cm" svg:y="13.3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681cm" svg:x="3.182cm" svg:y="17.138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084cm" svg:y1="15.499cm" svg:x2="3.361cm" svg:y2="15.499cm">
          <text:p/>
        </draw:line>
        <draw:line draw:style-name="gr8" draw:text-style-name="P3" draw:layer="layout" svg:x1="15.099cm" svg:y1="14.988cm" svg:x2="7.296cm" svg:y2="15.002cm">
          <text:p/>
        </draw:line>
        <draw:line draw:style-name="gr8" draw:text-style-name="P3" draw:layer="layout" svg:x1="11.085cm" svg:y1="13.97cm" svg:x2="7.296cm" svg:y2="13.964cm">
          <text:p/>
        </draw:line>
        <draw:custom-shape draw:style-name="gr5" draw:text-style-name="P1" draw:layer="layout" svg:width="0.2cm" svg:height="0.689cm" svg:x="11.082cm" svg:y="16.6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681cm" svg:x="3.182cm" svg:y="18.138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5.099cm" svg:y1="18.288cm" svg:x2="3.416cm" svg:y2="18.301cm">
          <text:p/>
        </draw:line>
        <draw:line draw:style-name="gr8" draw:text-style-name="P3" draw:layer="layout" svg:x1="11.133cm" svg:y1="17.286cm" svg:x2="3.396cm" svg:y2="17.302cm">
          <text:p/>
        </draw:line>
        <draw:frame draw:style-name="gr10" draw:text-style-name="P4" draw:layer="layout" svg:width="2.425cm" svg:height="0.617cm" svg:x="10.209cm" svg:y="14.525cm">
          <draw:text-box>
            <text:p><text:span text:style-name="T2">sndLog()</text:span></text:p>
          </draw:text-box>
        </draw:frame>
        <draw:frame draw:style-name="gr10" draw:text-style-name="P4" draw:layer="layout" svg:width="2.425cm" svg:height="0.617cm" svg:x="6.125cm" svg:y="16.805cm">
          <draw:text-box>
            <text:p><text:span text:style-name="T2">snmpTrap()</text:span></text:p>
          </draw:text-box>
        </draw:frame>
        <draw:frame draw:style-name="gr10" draw:text-style-name="P4" draw:layer="layout" svg:width="2.425cm" svg:height="0.617cm" svg:x="8.18cm" svg:y="13.555cm">
          <draw:text-box>
            <text:p><text:span text:style-name="T2">snmpTrap()</text:span></text:p>
          </draw:text-box>
        </draw:frame>
        <draw:frame draw:style-name="gr10" draw:text-style-name="P4" draw:layer="layout" svg:width="2.425cm" svg:height="0.617cm" svg:x="4.242cm" svg:y="15.07cm">
          <draw:text-box>
            <text:p><text:span text:style-name="T2">sndLog()</text:span></text:p>
          </draw:text-box>
        </draw:frame>
        <draw:frame draw:style-name="gr10" draw:text-style-name="P4" draw:layer="layout" svg:width="2.425cm" svg:height="0.617cm" svg:x="8.166cm" svg:y="17.847cm">
          <draw:text-box>
            <text:p><text:span text:style-name="T2">sndLog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4:30:43.894185148</meta:creation-date>
    <dc:date>2018-05-13T15:45:41.765210429</dc:date>
    <meta:editing-duration>PT55M37S</meta:editing-duration>
    <meta:editing-cycles>15</meta:editing-cycles>
    <meta:generator>LibreOffice/6.0.4.1$Linux_X86_64 LibreOffice_project/00m0$Build-1</meta:generator>
    <meta:document-statistic meta:object-count="63"/>
  </office:meta>
</office:document-meta>
</file>